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Mono" fo:font-size="14pt" style:font-size-asian="14pt" style:font-size-complex="14pt"/>
    </style:style>
    <style:style style:name="P2" style:family="paragraph" style:parent-style-name="Text_20_body">
      <style:text-properties style:font-name="Liberation Mono" fo:font-size="12pt" fo:font-weight="bold" officeooo:paragraph-rsid="001dc8a2" style:font-size-asian="12pt" style:font-weight-asian="bold" style:font-size-complex="12pt" style:font-weight-complex="bold"/>
    </style:style>
    <style:style style:name="P3" style:family="paragraph" style:parent-style-name="Text_20_body">
      <style:text-properties fo:font-size="12pt" fo:font-weight="bold" officeooo:paragraph-rsid="001dc8a2" style:font-size-asian="12pt" style:font-weight-asian="bold" style:font-size-complex="12pt" style:font-weight-complex="bold"/>
    </style:style>
    <style:style style:name="P4" style:family="paragraph" style:parent-style-name="Text_20_body">
      <style:text-properties fo:font-size="14pt" officeooo:rsid="001dc8a2" officeooo:paragraph-rsid="001dc8a2" style:font-size-asian="14pt" style:font-size-complex="14pt"/>
    </style:style>
    <style:style style:name="P5" style:family="paragraph" style:parent-style-name="Text_20_body" style:list-style-name="L18">
      <style:paragraph-properties fo:text-align="justify" style:justify-single-word="false"/>
      <style:text-properties fo:font-size="14pt" style:font-size-asian="14pt" style:font-size-complex="14pt"/>
    </style:style>
    <style:style style:name="P6" style:family="paragraph" style:parent-style-name="Text_20_body">
      <style:text-properties fo:font-size="14pt" fo:font-weight="bold" style:font-size-asian="14pt" style:font-weight-asian="bold" style:font-size-complex="14pt" style:font-weight-complex="bold"/>
    </style:style>
    <style:style style:name="P7" style:family="paragraph" style:parent-style-name="Text_20_body" style:list-style-name="L6">
      <style:paragraph-properties fo:margin-top="0cm" fo:margin-bottom="0cm" loext:contextual-spacing="false" fo:text-align="justify" style:justify-single-word="false"/>
      <style:text-properties fo:font-size="14pt" style:font-size-asian="14pt" style:font-size-complex="14pt"/>
    </style:style>
    <style:style style:name="P8" style:family="paragraph" style:parent-style-name="Text_20_body" style:list-style-name="L7">
      <style:paragraph-properties fo:margin-top="0cm" fo:margin-bottom="0cm" loext:contextual-spacing="false" fo:text-align="justify" style:justify-single-word="false"/>
      <style:text-properties fo:font-size="14pt" style:font-size-asian="14pt" style:font-size-complex="14pt"/>
    </style:style>
    <style:style style:name="P9" style:family="paragraph" style:parent-style-name="Text_20_body" style:list-style-name="L8">
      <style:paragraph-properties fo:margin-top="0cm" fo:margin-bottom="0cm" loext:contextual-spacing="false" fo:text-align="justify" style:justify-single-word="false"/>
      <style:text-properties fo:font-size="14pt" style:font-size-asian="14pt" style:font-size-complex="14pt"/>
    </style:style>
    <style:style style:name="P10" style:family="paragraph" style:parent-style-name="Text_20_body" style:list-style-name="L9">
      <style:paragraph-properties fo:margin-top="0cm" fo:margin-bottom="0cm" loext:contextual-spacing="false" fo:text-align="justify" style:justify-single-word="false"/>
      <style:text-properties fo:font-size="14pt" style:font-size-asian="14pt" style:font-size-complex="14pt"/>
    </style:style>
    <style:style style:name="P11" style:family="paragraph" style:parent-style-name="Text_20_body" style:list-style-name="L10">
      <style:paragraph-properties fo:margin-top="0cm" fo:margin-bottom="0cm" loext:contextual-spacing="false" fo:text-align="justify" style:justify-single-word="false"/>
      <style:text-properties fo:font-size="14pt" style:font-size-asian="14pt" style:font-size-complex="14pt"/>
    </style:style>
    <style:style style:name="P12" style:family="paragraph" style:parent-style-name="Text_20_body" style:list-style-name="L11">
      <style:paragraph-properties fo:margin-top="0cm" fo:margin-bottom="0cm" loext:contextual-spacing="false" fo:text-align="justify" style:justify-single-word="false"/>
      <style:text-properties fo:font-size="14pt" style:font-size-asian="14pt" style:font-size-complex="14pt"/>
    </style:style>
    <style:style style:name="P13" style:family="paragraph" style:parent-style-name="Text_20_body" style:list-style-name="L12">
      <style:paragraph-properties fo:margin-top="0cm" fo:margin-bottom="0cm" loext:contextual-spacing="false" fo:text-align="justify" style:justify-single-word="false"/>
      <style:text-properties fo:font-size="14pt" style:font-size-asian="14pt" style:font-size-complex="14pt"/>
    </style:style>
    <style:style style:name="P14" style:family="paragraph" style:parent-style-name="Text_20_body" style:list-style-name="L13">
      <style:paragraph-properties fo:margin-top="0cm" fo:margin-bottom="0cm" loext:contextual-spacing="false" fo:text-align="justify" style:justify-single-word="false"/>
      <style:text-properties fo:font-size="14pt" style:font-size-asian="14pt" style:font-size-complex="14pt"/>
    </style:style>
    <style:style style:name="P15" style:family="paragraph" style:parent-style-name="Text_20_body" style:list-style-name="L14">
      <style:paragraph-properties fo:margin-top="0cm" fo:margin-bottom="0cm" loext:contextual-spacing="false" fo:text-align="justify" style:justify-single-word="false"/>
      <style:text-properties fo:font-size="14pt" style:font-size-asian="14pt" style:font-size-complex="14pt"/>
    </style:style>
    <style:style style:name="P16" style:family="paragraph" style:parent-style-name="Text_20_body" style:list-style-name="L15">
      <style:paragraph-properties fo:margin-top="0cm" fo:margin-bottom="0cm" loext:contextual-spacing="false" fo:text-align="justify" style:justify-single-word="false"/>
      <style:text-properties fo:font-size="14pt" style:font-size-asian="14pt" style:font-size-complex="14pt"/>
    </style:style>
    <style:style style:name="P17" style:family="paragraph" style:parent-style-name="Text_20_body" style:list-style-name="L16">
      <style:paragraph-properties fo:margin-top="0cm" fo:margin-bottom="0cm" loext:contextual-spacing="false" fo:text-align="justify" style:justify-single-word="false"/>
      <style:text-properties fo:font-size="14pt" style:font-size-asian="14pt" style:font-size-complex="14pt"/>
    </style:style>
    <style:style style:name="P18" style:family="paragraph" style:parent-style-name="Text_20_body" style:list-style-name="L17">
      <style:paragraph-properties fo:margin-top="0cm" fo:margin-bottom="0cm" loext:contextual-spacing="false" fo:text-align="justify" style:justify-single-word="false"/>
      <style:text-properties fo:font-size="14pt" style:font-size-asian="14pt" style:font-size-complex="14pt"/>
    </style:style>
    <style:style style:name="P19" style:family="paragraph" style:parent-style-name="Preformatted_20_Text">
      <style:text-properties style:font-name="Liberation Mono" fo:font-size="14pt" style:font-size-asian="14pt" style:font-size-complex="14pt"/>
    </style:style>
    <style:style style:name="P20" style:family="paragraph" style:parent-style-name="Preformatted_20_Text">
      <style:text-properties style:font-name="Liberation Serif" fo:font-size="13pt" fo:font-weight="bold" officeooo:rsid="001dc8a2" officeooo:paragraph-rsid="001dc8a2" style:font-size-asian="13pt" style:font-weight-asian="bold" style:font-size-complex="13pt" style:font-weight-complex="bold"/>
    </style:style>
    <style:style style:name="P21" style:family="paragraph" style:parent-style-name="Preformatted_20_Text">
      <style:text-properties style:font-name="Liberation Serif" fo:font-size="13pt" officeooo:rsid="001dc8a2" officeooo:paragraph-rsid="001dc8a2" style:font-size-asian="13pt" style:font-size-complex="13pt"/>
    </style:style>
    <style:style style:name="P22" style:family="paragraph" style:parent-style-name="Heading_20_3">
      <style:text-properties fo:font-size="12pt" officeooo:rsid="001dc8a2" officeooo:paragraph-rsid="001dc8a2" style:font-size-asian="12pt" style:font-size-complex="12pt"/>
    </style:style>
    <style:style style:name="T1" style:family="text">
      <style:text-properties officeooo:rsid="001dc8a2"/>
    </style:style>
    <style:style style:name="T2" style:family="text">
      <style:text-properties style:font-name="Liberation Serif"/>
    </style:style>
    <style:style style:name="T3" style:family="text">
      <style:text-properties style:font-name="Liberation Serif" fo:font-size="13pt" style:font-size-asian="13pt" style:font-size-complex="13pt"/>
    </style:style>
    <style:style style:name="T4" style:family="text">
      <style:text-properties officeooo:rsid="001f2f5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YSQL:</text:p>
      <text:p text:style-name="P21"/>
      <text:p text:style-name="P19"><text:span text:style-name="T2">MySQL is a relational database management system (RDBMS) which is developed by Oracle. It is an open source. MySQL’s free versions are available under GNU General Public License and commercial versions are also available under the GNU General Public License. MySQL focuses on read-mostly web applications usually written in PHP</text:span>.</text:p>
      <text:p text:style-name="P1"/>
      <text:p/>
      <text:h text:style-name="P22" text:outline-level="3"><text:bookmark text:name="PostgreSQL"/>POSTGRESQL:</text:h>
      <text:p text:style-name="P4">PostgreSQL is an object relational database management system (ORDBMS) and is available under PostgreSQL License. It is developed by the PostgreSQL Global Development Group. PostgreSQDL is closer to the ANSI SQL standard. PostgreSQL focuses on reliability, data-integrity and integrated developer-focused features.</text:p>
      <text:p text:style-name="P3"><text:bookmark text:name="Key_Differences1"/><text:s/></text:p>
      <text:p text:style-name="P3"><text:span text:style-name="T1">KEY DIFFRENCES:</text:span></text:p>
      <text:p text:style-name="P3"/>
      <text:list xml:id="list1441609417809853805" text:style-name="L6">
        <text:list-item>
          <text:p text:style-name="P7"><text:span text:style-name="T4">M</text:span>ySQL is a relational database management system RDBMS while PostgreSQL is an object relational database management system (ORDBMS). </text:p>
        </text:list-item>
      </text:list>
      <text:list xml:id="list3311773578931265798" text:style-name="L7">
        <text:list-item>
          <text:p text:style-name="P8">MySQL is developed by Oracle and PostgreSQL is developed by the PostgreSQL Global Development Group. </text:p>
        </text:list-item>
      </text:list>
      <text:list xml:id="list5129030683868147840" text:style-name="L8">
        <text:list-item>
          <text:p text:style-name="P9">MySQL uses MySQL partitioning technology for storing data on different nodes of database while PostgreSQL does not implement true partitioning. </text:p>
        </text:list-item>
      </text:list>
      <text:list xml:id="list152795010077702414" text:style-name="L9">
        <text:list-item>
          <text:p text:style-name="P10">Partitioning is done in MySQL for performing horizontal clustering while in PostgreSQL similar capability is done by table inheritance. </text:p>
        </text:list-item>
      </text:list>
      <text:list xml:id="list4898214908725814970" text:style-name="L10">
        <text:list-item>
          <text:p text:style-name="P11">Performance of MySQL is faster as compare to PostgreSQL. </text:p>
        </text:list-item>
      </text:list>
      <text:list xml:id="list2125177325045469925" text:style-name="L11">
        <text:list-item>
          <text:p text:style-name="P12">Sub-selects are available with PostgreSQL but not in MySQL. </text:p>
        </text:list-item>
      </text:list>
      <text:list xml:id="list6077332062783063133" text:style-name="L12">
        <text:list-item>
          <text:p text:style-name="P13">Foreign key support is available in PostgreSQL but not in MySQL. </text:p>
        </text:list-item>
      </text:list>
      <text:list xml:id="list565718073953551317" text:style-name="L13">
        <text:list-item>
          <text:p text:style-name="P14">Triggers are available in PostgreSQL but not in MySQL. </text:p>
        </text:list-item>
      </text:list>
      <text:list xml:id="list8174143195824727156" text:style-name="L14">
        <text:list-item>
          <text:p text:style-name="P15">Unions are available in PostgreSQL but not in MySQL. </text:p>
        </text:list-item>
      </text:list>
      <text:list xml:id="list7579475760966462679" text:style-name="L15">
        <text:list-item>
          <text:p text:style-name="P16">Constraints are available in PostgreSQL but not in MySQL. </text:p>
        </text:list-item>
      </text:list>
      <text:list xml:id="list8722409599737141686" text:style-name="L16">
        <text:list-item>
          <text:p text:style-name="P17">Vacuum (cleanup) are available in PostgreSQL but not in MySQL. </text:p>
        </text:list-item>
      </text:list>
      <text:list xml:id="list1687477770809040655" text:style-name="L17">
        <text:list-item>
          <text:p text:style-name="P18">PostgreSQL is closer to the ANSI SQL standard while MySQL is not fully compliant with ANSI SQL. </text:p>
        </text:list-item>
      </text:list>
      <text:list xml:id="list693486016737723567" text:style-name="L18">
        <text:list-item>
          <text:p text:style-name="P5">Database design is simpler in MySQL as compare to PostgreSQL.</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3T11:19:48.466533009</meta:creation-date>
    <dc:date>2018-07-13T16:41:19.848542300</dc:date>
    <meta:editing-duration>PT17M33S</meta:editing-duration>
    <meta:editing-cycles>3</meta:editing-cycles>
    <meta:generator>LibreOffice/5.1.6.2$Linux_X86_64 LibreOffice_project/10m0$Build-2</meta:generator>
    <meta:document-statistic meta:table-count="0" meta:image-count="0" meta:object-count="0" meta:page-count="1" meta:paragraph-count="19" meta:word-count="273" meta:character-count="1770" meta:non-whitespace-character-count="1515"/>
  </office:meta>
</office:document-meta>
</file>